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da20" officeooo:paragraph-rsid="0016da20"/>
    </style:style>
    <style:style style:name="P2" style:family="paragraph" style:parent-style-name="Standard">
      <style:paragraph-properties fo:text-align="start" style:justify-single-word="false"/>
      <style:text-properties officeooo:rsid="0016da20" officeooo:paragraph-rsid="0016da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DESARROLLO DE SOFTWARE PARQUEADERO</text:p>
      <text:p text:style-name="P1"/>
      <text:p text:style-name="P2"/>
      <text:p text:style-name="P2"/>
      <text:p text:style-name="P2">SPRINT 5</text:p>
      <text:p text:style-name="P2"/>
      <text:p text:style-name="P2"/>
      <text:p text:style-name="P2">ENTREGA FINAL </text:p>
      <text:p text:style-name="P2"/>
      <text:p text:style-name="P2"/>
      <text:p text:style-name="P2"/>
      <text:p text:style-name="P2">Durante esta parte final del proyecto nos vimos enfrentados a grandes retos ya que con el conocimiento adquirido no fue suficiente para desarrollar el proyecto, la búsqueda mas amplia de conocimiento por otros medios nos llevo a complementar el desarrollo, pero de igual manera las pocas reuniones y el poco tiempo con el que contamos complico mucho la realización de las tareas asignadas.</text:p>
      <text:p text:style-name="P2">Es por lo anterior que se complico el fronend con el backend ya que a ultima hora no nos funcionaba la conexión entre estos, dando lugar a reajustar algunas cosas para que este funcionara.</text:p>
      <text:p text:style-name="P2">El error grave que consideramos <text:s/>es la poca planeación en el momento de implementar la parte visual con la lógica esto nos llevo a no prever las fallas y por esta razón tuvimos problemas al final del proyecto</text:p>
      <text:p text:style-name="P2"/>
      <text:p text:style-name="P2">en esta parte final nos queda para mejorar en futuros desarrollos tener presente lo vital de las reuniones diarias y el seguimiento mas acorde a las responsabilidades asignadas a cada integrante , esto facilitara mejores tiempos de respuesta frente a problemas que vayan surgiendo durante el desarrollo de proyecto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5T10:36:20.629000000</meta:creation-date>
    <dc:date>2022-10-05T11:16:38.920000000</dc:date>
    <meta:editing-duration>PT40M18S</meta:editing-duration>
    <meta:editing-cycles>1</meta:editing-cycles>
    <meta:document-statistic meta:table-count="0" meta:image-count="0" meta:object-count="0" meta:page-count="1" meta:paragraph-count="7" meta:word-count="192" meta:character-count="1157" meta:non-whitespace-character-count="969"/>
    <meta:generator>LibreOffice/7.4.1.2$Windows_X86_64 LibreOffice_project/3c58a8f3a960df8bc8fd77b461821e42c061c5f0</meta:generator>
  </office:meta>
</office:document-meta>
</file>